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/>
    </style:style>
    <style:style style:name="P2" style:family="paragraph" style:parent-style-name="Standard">
      <style:paragraph-properties fo:margin-top="0cm" fo:margin-bottom="0.282cm" loext:contextual-spacing="false" fo:line-height="150%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4.501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4.501cm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4.752cm" fo:margin-right="0cm" fo:margin-top="0cm" fo:margin-bottom="0cm" loext:contextual-spacing="false" fo:line-height="150%" fo:text-align="justify" style:justify-single-word="false" fo:text-indent="-4.752cm" style:auto-text-indent="false">
        <style:tab-stops>
          <style:tab-stop style:position="4.501cm"/>
        </style:tab-stops>
      </style:paragraph-properties>
    </style:style>
    <style:style style:name="P8" style:family="paragraph" style:parent-style-name="Standard">
      <style:paragraph-properties fo:margin-left="4.752cm" fo:margin-right="0cm" fo:margin-top="0cm" fo:margin-bottom="0cm" loext:contextual-spacing="false" fo:line-height="150%" fo:text-align="justify" style:justify-single-word="false" fo:text-indent="-4.752cm" style:auto-text-indent="false">
        <style:tab-stops>
          <style:tab-stop style:position="4.501cm"/>
        </style:tab-stops>
      </style:paragraph-properties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margin-left="4.752cm" fo:margin-right="0cm" fo:margin-top="0cm" fo:margin-bottom="0cm" loext:contextual-spacing="false" fo:line-height="150%" fo:text-align="justify" style:justify-single-word="false" fo:text-indent="-4.752cm" style:auto-text-indent="false">
        <style:tab-stops>
          <style:tab-stop style:position="4.501cm"/>
        </style:tab-stops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074e33" style:font-size-asian="12pt" style:font-size-complex="12pt"/>
    </style:style>
    <style:style style:name="T3" style:family="text">
      <style:text-properties style:font-name="Times New Roman" fo:font-size="12pt" fo:language="id" fo:country="ID" style:font-size-asian="12pt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AFTAR RIWAYAT HIDUP</text:p>
      <text:p text:style-name="P4"/>
      <text:p text:style-name="P6">Nama<text:tab/>: Ma’mun Amri</text:p>
      <text:p text:style-name="P3"><text:span text:style-name="T3">NPM<text:tab/>: 1</text:span><text:span text:style-name="T1">101161096</text:span></text:p>
      <text:p text:style-name="P3"><text:span text:style-name="T1">Tempat</text:span><text:span text:style-name="T3"> </text:span><text:span text:style-name="T1">Tanggal</text:span><text:span text:style-name="T3"> </text:span><text:span text:style-name="T1">Lahir<text:tab/>: Serang, </text:span><text:bookmark text:name="_GoBack"/><text:span text:style-name="T1">11 Febuari</text:span><text:span text:style-name="T3"> 199</text:span><text:span text:style-name="T1">7</text:span></text:p>
      <text:p text:style-name="P3"><text:span text:style-name="T1">Jenis</text:span><text:span text:style-name="T3"> </text:span><text:span text:style-name="T1">Kelamin<text:tab/>: Laki-laki</text:span></text:p>
      <text:p text:style-name="P6">Agama<text:tab/>: Islam</text:p>
      <text:p text:style-name="P6">Kewarganegaraan<text:tab/>: Indonesia</text:p>
      <text:p text:style-name="P9">Alamat<text:tab/>: Kp. Pandelekan RT/RW 006/002 Ds. Warakas Kec. Binuang, Kab. Serang Prov. Banten</text:p>
      <text:p text:style-name="P7"><text:span text:style-name="T1">Email<text:tab/>: </text:span><text:span text:style-name="T4">mamunamri1112@gmail.com</text:span><text:span text:style-name="T1"><text:tab/></text:span></text:p>
      <text:p text:style-name="P9">No.Telpon<text:tab/>: 083875530005</text:p>
      <text:p text:style-name="P8"/>
      <text:p text:style-name="P5">Pendidikan:</text:p>
      <text:p text:style-name="P3"><text:span text:style-name="T3">200</text:span><text:span text:style-name="T1">4</text:span><text:span text:style-name="T3"> - 200</text:span><text:span text:style-name="T1">9<text:tab/>: SDN Warakas 2</text:span></text:p>
      <text:p text:style-name="P3"><text:span text:style-name="T1">2009 - 20</text:span><text:span text:style-name="T3">1</text:span><text:span text:style-name="T1">2<text:tab/>: </text:span><text:bookmark-start text:name="__DdeLink__941_618700712"/><text:span text:style-name="T1">MTs Taf</text:span><text:span text:style-name="T2">r</text:span><text:span text:style-name="T1">iijul Ahkam Cikiray</text:span><text:bookmark-end text:name="__DdeLink__941_618700712"/><text:span text:style-name="T1"> </text:span></text:p>
      <text:p text:style-name="P3"><text:span text:style-name="T1">20</text:span><text:span text:style-name="T3">1</text:span><text:span text:style-name="T1">2 - 2015<text:tab/>: MA Taf</text:span><text:span text:style-name="T2">r</text:span><text:span text:style-name="T1">iijul Ahkam Cikiray</text:span></text:p>
      <text:p text:style-name="P3"><text:span text:style-name="T1">2016 - sekarang<text:tab/>: Universitas</text:span><text:span text:style-name="T3"> Banten Jaya Serang </text:span></text:p>
      <text:p text:style-name="P1"/>
      <text:p text:style-name="P2">Demikian Daftar Riwayat Hidup ini saya buat dengan sebenar-benarnya, semoga dapat di gunakan sebagaimana mestinya.</text:p>
      <text:p text:style-name="P2"/>
      <text:p text:style-name="P2"/>
      <text:p text:style-name="P2"/>
      <text:p text:style-name="P2"><text:tab/><text:tab/><text:tab/><text:tab/><text:tab/><text:tab/><text:tab/> <text:s text:c="2"/>Hormat Saya,</text:p>
      <text:p text:style-name="P2"/>
      <text:p text:style-name="P2"/>
      <text:p text:style-name="P2"><text:tab/><text:tab/><text:tab/><text:tab/><text:tab/><text:tab/><text:tab/> <text:s/>(Ma’mun Amr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1:46:00</meta:creation-date>
    <meta:initial-creator>Tya</meta:initial-creator>
    <dc:language>id-ID</dc:language>
    <meta:print-date>2019-07-23T14:45:39.843503925</meta:print-date>
    <dc:date>2019-07-23T14:47:58.371191232</dc:date>
    <meta:editing-cycles>9</meta:editing-cycles>
    <meta:editing-duration>PT44M2S</meta:editing-duration>
    <meta:generator>LibreOffice/6.0.7.3$Linux_X86_64 LibreOffice_project/00m0$Build-3</meta:generator>
    <meta:document-statistic meta:table-count="0" meta:image-count="0" meta:object-count="0" meta:page-count="1" meta:paragraph-count="18" meta:word-count="99" meta:character-count="636" meta:non-whitespace-character-count="533"/>
    <meta:user-defined meta:name="AppVersion">12.0000</meta:user-defined>
    <meta:user-defined meta:name="Company">Ctrl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